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00" draw:marker-start-width="0.351cm" draw:marker-end-width="0.351cm" draw:fill="none" draw:textarea-horizontal-align="center" draw:textarea-vertical-align="middle" fo:padding-top="0.174cm" fo:padding-bottom="0.174cm" fo:padding-left="0.299cm" fo:padding-right="0.299cm"/>
    </style:style>
    <style:style style:name="gr3" style:family="graphic" style:parent-style-name="standard">
      <style:graphic-properties draw:stroke="solid" svg:stroke-width="0.102cm" svg:stroke-color="#ccccff" draw:marker-start-width="0.351cm" draw:marker-end="Arrow" draw:marker-end-width="0.451cm" draw:textarea-horizontal-align="center" draw:textarea-vertical-align="middle" fo:padding-top="0.174cm" fo:padding-bottom="0.174cm" fo:padding-left="0.299cm" fo:padding-right="0.299cm"/>
    </style:style>
    <style:style style:name="gr4" style:family="graphic" style:parent-style-name="standard">
      <style:graphic-properties draw:stroke="none" svg:stroke-width="0cm" svg:stroke-color="#000000" draw:marker-start-width="0.199cm" draw:marker-end-width="0.199cm" draw:fill="none" draw:fill-color="#ffffff" draw:textarea-horizontal-align="left" draw:auto-grow-height="true" draw:auto-grow-width="true" fo:min-height="0cm" fo:min-width="0cm" fo:padding-top="0.124cm" fo:padding-bottom="0.124cm" fo:padding-left="0.249cm" fo:padding-right="0.249cm"/>
    </style:style>
    <style:style style:name="gr5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6cm" fo:min-width="1.271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 style:list-style-name="L4">
      <style:graphic-properties draw:fill-color="#ffffff" draw:auto-grow-height="true" fo:min-height="14.267cm"/>
    </style:style>
    <style:style style:name="pr9" style:family="presentation" style:parent-style-name="Default-outline1">
      <style:graphic-properties draw:fill-color="#ffffff" draw:auto-grow-height="true" fo:min-height="2.714cm"/>
    </style:style>
    <style:style style:name="pr10" style:family="presentation" style:parent-style-name="Default-outline1">
      <style:graphic-properties draw:fill-color="#ffffff" draw:auto-grow-height="true" fo:min-height="2.878cm"/>
    </style:style>
    <style:style style:name="pr11" style:family="presentation" style:parent-style-name="Default-outline1">
      <style:graphic-properties draw:fill-color="#ffffff" draw:auto-grow-height="true" fo:min-height="3.09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text:enable-numbering="true" fo:margin-left="1.2cm" fo:margin-right="0cm" fo:text-indent="-0.9cm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/>
      <style:text-properties fo:color="#ffff00" fo:font-size="18pt" fo:font-weight="bold"/>
    </style:style>
    <style:style style:name="P12" style:family="paragraph">
      <style:paragraph-properties fo:margin-left="0cm" fo:margin-right="0cm" fo:text-align="center" fo:text-indent="0cm"/>
      <style:text-properties fo:color="#23ff23" fo:font-size="18pt" fo:font-weight="bold"/>
    </style:style>
    <style:style style:name="P13" style:family="paragraph">
      <style:paragraph-properties fo:text-align="center"/>
      <style:text-properties fo:color="#ccccff" fo:font-weight="bold"/>
    </style:style>
    <style:style style:name="P14" style:family="paragraph">
      <style:paragraph-properties fo:margin-left="0cm" fo:margin-right="0cm" fo:text-indent="0cm"/>
      <style:text-properties fo:color="#ccccff" fo:font-size="18pt" fo:font-weight="bold"/>
    </style:style>
    <style:style style:name="P15" style:family="paragraph">
      <style:paragraph-properties fo:margin-left="0cm" fo:margin-right="0cm" fo:text-indent="0cm"/>
      <style:text-properties fo:color="#ff6633" fo:font-size="18pt" fo:font-weight="bold"/>
    </style:style>
    <style:style style:name="P16" style:family="paragraph">
      <style:paragraph-properties fo:margin-left="3.6cm" fo:margin-right="0cm" fo:text-indent="-0.6cm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style:paragraph-properties fo:margin-left="0cm" fo:margin-right="0cm" fo:text-align="start" fo:text-indent="0cm"/>
      <style:text-properties fo:color="#23ff23" fo:font-size="20pt" fo:font-weight="bold"/>
    </style:style>
    <style:style style:name="P19" style:family="paragraph">
      <style:paragraph-properties fo:margin-left="0cm" fo:margin-right="0cm" fo:text-indent="0cm"/>
      <style:text-properties fo:color="#23ff23" fo:font-size="20pt" fo:font-weight="bold"/>
    </style:style>
    <style:style style:name="P20" style:family="paragraph">
      <style:paragraph-properties fo:text-align="center"/>
    </style:style>
    <style:style style:name="P21" style:family="paragraph">
      <style:paragraph-properties fo:margin-left="1.2cm" fo:margin-right="0cm" fo:text-indent="-0.9cm"/>
      <style:text-properties fo:font-size="20pt"/>
    </style:style>
    <style:style style:name="P22" style:family="paragraph">
      <style:paragraph-properties fo:margin-left="0cm" fo:margin-right="0cm" fo:text-align="start" fo:text-indent="0cm"/>
      <style:text-properties fo:color="#23ff23" fo:font-size="16pt" fo:font-weight="bold"/>
    </style:style>
    <style:style style:name="T1" style:family="text">
      <style:text-properties fo:color="#ffff00"/>
    </style:style>
    <style:style style:name="T2" style:family="text">
      <style:text-properties fo:font-family="OpenSymbol" style:font-pitch="variable" style:font-charset="x-symbol" style:font-family-asian="OpenSymbol" style:font-pitch-asian="variable" style:font-charset-asian="x-symbol" style:font-family-complex="OpenSymbol" style:font-pitch-complex="variable" style:font-charset-complex="x-symbol"/>
    </style:style>
    <style:style style:name="T3" style:family="text">
      <style:text-properties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4" style:family="text">
      <style:text-properties fo:font-family="StarSymbol" style:font-pitch="variable" style:font-charset="x-symbol" style:font-family-asian="StarSymbol" style:font-pitch-asian="variable" style:font-charset-asian="x-symbol" style:font-family-complex="StarSymbol" style:font-pitch-complex="variable" style:font-charset-complex="x-symbol"/>
    </style:style>
    <style:style style:name="T5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6" style:family="text">
      <style:text-properties fo:color="#23ff23"/>
    </style:style>
    <style:style style:name="T7" style:family="text">
      <style:text-properties fo:color="#ffffff"/>
    </style:style>
    <style:style style:name="T8" style:family="text">
      <style:text-properties fo:color="#ffffff" fo:font-size="24pt" style:font-size-asian="24pt" style:font-size-complex="24pt"/>
    </style:style>
    <style:style style:name="T9" style:family="text">
      <style:text-properties fo:color="#ccccff" fo:font-size="24pt" style:font-size-asian="24pt" style:font-size-complex="24pt"/>
    </style:style>
    <style:style style:name="T10" style:family="text">
      <style:text-properties fo:color="#ffff0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1" style:family="text">
      <style:text-properties fo:color="#ff808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2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3" style:family="text">
      <style:text-properties fo:color="#23ff23" fo:font-size="22pt"/>
    </style:style>
    <style:style style:name="T14" style:family="text">
      <style:text-properties fo:color="#ccccff"/>
    </style:style>
    <style:style style:name="T15" style:family="text">
      <style:text-properties fo:color="#cccc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6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7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8" style:family="text">
      <style:text-properties fo:color="#ffff0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9" style:family="text">
      <style:text-properties fo:color="#cccc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0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1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2" style:family="text">
      <style:text-properties fo:color="#23ff23" fo:font-size="22pt" fo:font-weight="bold"/>
    </style:style>
    <style:style style:name="T23" style:family="text">
      <style:text-properties fo:color="#23ff23" fo:font-size="26pt"/>
    </style:style>
    <style:style style:name="T24" style:family="text">
      <style:text-properties fo:font-size="26pt"/>
    </style:style>
    <style:style style:name="T25" style:family="text">
      <style:text-properties fo:color="#ffff00" fo:font-size="26pt"/>
    </style:style>
    <style:style style:name="T26" style:family="text">
      <style:text-properties fo:font-weight="bold"/>
    </style:style>
    <style:style style:name="T27" style:family="text">
      <style:text-properties fo:color="#23ff23" fo:font-weight="bold"/>
    </style:style>
    <style:style style:name="T28" style:family="text">
      <style:text-properties fo:color="#ff6633"/>
    </style:style>
    <style:style style:name="T29" style:family="text">
      <style:text-properties fo:color="#ffff00" fo:font-size="18pt" fo:font-weight="bold"/>
    </style:style>
    <style:style style:name="T30" style:family="text">
      <style:text-properties fo:color="#23ff23" fo:font-size="18pt" fo:font-weight="bold"/>
    </style:style>
    <style:style style:name="T31" style:family="text">
      <style:text-properties fo:color="#ccccff" fo:font-size="18pt" fo:font-weight="bold"/>
    </style:style>
    <style:style style:name="T32" style:family="text">
      <style:text-properties fo:color="#ff6633" fo:font-size="18pt" fo:font-weight="bold"/>
    </style:style>
    <style:style style:name="T33" style:family="text">
      <style:text-properties fo:color="#ffffff" fo:font-size="26pt" fo:font-weight="normal"/>
    </style:style>
    <style:style style:name="T34" style:family="text">
      <style:text-properties fo:color="#ffff00" fo:font-size="26pt" fo:font-weight="normal"/>
    </style:style>
    <style:style style:name="T35" style:family="text">
      <style:text-properties fo:color="#23ff23" fo:font-size="20pt" fo:font-weight="bold"/>
    </style:style>
    <style:style style:name="T36" style:family="text">
      <style:text-properties fo:font-size="24pt"/>
    </style:style>
    <style:style style:name="T37" style:family="text">
      <style:text-properties fo:color="#ffff00" fo:font-size="24pt"/>
    </style:style>
    <style:style style:name="T38" style:family="text">
      <style:text-properties fo:color="#ffcc99" fo:font-size="20pt" fo:font-weight="bold"/>
    </style:style>
    <style:style style:name="T39" style:family="text">
      <style:text-properties fo:color="#ccccff" fo:font-size="26pt" fo:font-weight="normal"/>
    </style:style>
    <style:style style:name="T40" style:family="text">
      <style:text-properties fo:font-size="26pt" fo:font-weight="normal"/>
    </style:style>
    <style:style style:name="T41" style:family="text">
      <style:text-properties fo:color="#23ff23" fo:font-size="16pt" fo:font-weight="bold"/>
    </style:style>
    <style:style style:name="T42" style:family="text">
      <style:text-properties fo:color="#23ff23" fo:font-size="24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x: sets and records</presentation:footer-decl>
      <presentation:footer-decl presentation:name="ftr2">CMPTxxxx</presentation:footer-decl>
      <presentation:footer-decl presentation:name="ftr3">CMPT14x: objects</presentation:footer-decl>
      <presentation:date-time-decl presentation:name="dtd1" presentation:source="fixed">29 Oct 2008</presentation:date-time-decl>
      <presentation:date-time-decl presentation:name="dtd2" presentation:source="current-date" style:data-style-name="D3"/>
      <presentation:date-time-decl presentation:name="dtd3" presentation:source="fixed">31 Oct 2007</presentation:date-time-decl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9.0-9.9: Sets and Record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9 Oct 2008</text:p>
            <text:p text:style-name="P1">CMPT14x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et operations</text:p>
          </draw:text-box>
        </draw:frame>
        <draw:frame presentation:style-name="pr5" draw:text-style-name="P3" draw:layer="layout" svg:width="25.199cm" svg:height="14.343cm" svg:x="1.4cm" svg:y="4.507cm" presentation:class="outline" presentation:user-transformed="true">
          <draw:text-box>
            <text:list text:style-name="L2">
              <text:list-item>
                <text:p text:style-name="P1">A <text:span text:style-name="T1">set</text:span> is an <text:span text:style-name="T1">unordered</text:span> collection of items</text:p>
              </text:list-item>
              <text:list-item>
                <text:p text:style-name="P1">Set <text:span text:style-name="T1">membership</text:span>: test if an item is in the set</text:p>
              </text:list-item>
              <text:list-item>
                <text:p text:style-name="P1">Set <text:span text:style-name="T1">union</text:span>: A <text:span text:style-name="T2">∪</text:span><text:span text:style-name="T3"> B</text:span>:</text:p>
                <text:list>
                  <text:list-item>
                    <text:list>
                      <text:list-item>
                        <text:p text:style-name="P1">Anything that's in either A or B</text:p>
                      </text:list-item>
                    </text:list>
                  </text:list-item>
                </text:list>
              </text:list-item>
              <text:list-item>
                <text:p text:style-name="P1">Set <text:span text:style-name="T1">intersection</text:span>: A <text:span text:style-name="T4">∩</text:span> B:</text:p>
                <text:list>
                  <text:list-item>
                    <text:list>
                      <text:list-item>
                        <text:p text:style-name="P1">Those items which are in both A and B</text:p>
                      </text:list-item>
                    </text:list>
                  </text:list-item>
                </text:list>
              </text:list-item>
              <text:list-item>
                <text:p text:style-name="P1">Set <text:span text:style-name="T1">difference</text:span>: A – B (or A \ B):</text:p>
                <text:list>
                  <text:list-item>
                    <text:list>
                      <text:list-item>
                        <text:p text:style-name="P1">Those in A but not in B</text:p>
                      </text:list-item>
                    </text:list>
                  </text:list-item>
                </text:list>
              </text:list-item>
              <text:list-item>
                <text:p text:style-name="P1">Set <text:span text:style-name="T1">symmetric</text:span> difference: A ^ B:</text:p>
                <text:list>
                  <text:list-item>
                    <text:list>
                      <text:list-item>
                        <text:p text:style-name="P1">Those in exactly one of A or B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ets in Python</text:p>
          </draw:text-box>
        </draw:frame>
        <draw:frame presentation:style-name="pr5" draw:text-style-name="P3" draw:layer="layout" svg:width="25.199cm" svg:height="14.888cm" svg:x="1.4cm" svg:y="4.507cm" presentation:class="outline" presentation:user-transformed="true">
          <draw:text-box>
            <text:list text:style-name="L2">
              <text:list-item>
                <text:p text:style-name="P1">Python has a built-in type for <text:span text:style-name="T1">sets </text:span>(as does M2):</text:p>
                <text:list>
                  <text:list-item>
                    <text:p text:style-name="P1"><text:span text:style-name="T1">Instantiate</text:span> with any iterable (e.g., a list):</text:p>
                  </text:list-item>
                </text:list>
              </text:list-item>
            </text:list>
            <text:p text:style-name="P4"><text:span text:style-name="T5">bagOfApples = set( [ 'Fuji', 'Gala', 'Red Delicious' ] )</text:span></text:p>
            <text:list text:continue-numbering="true" text:style-name="L2">
              <text:list-item>
                <text:list>
                  <text:list-item>
                    <text:p text:style-name="P1"><text:span text:style-name="T1">Add</text:span><text:span text:style-name="T6"> </text:span><text:span text:style-name="T7">an apple to the bag:</text:span></text:p>
                  </text:list-item>
                </text:list>
              </text:list-item>
            </text:list>
            <text:p text:style-name="P4"><text:span text:style-name="T5">bagOfApples.add( 'Rome' )</text:span></text:p>
            <text:list text:continue-numbering="true" text:style-name="L2">
              <text:list-item>
                <text:list>
                  <text:list-item>
                    <text:p text:style-name="P1"><text:span text:style-name="T1">Remove</text:span><text:span text:style-name="T7"> an existing apple from the bag:</text:span></text:p>
                  </text:list-item>
                </text:list>
              </text:list-item>
            </text:list>
            <text:p text:style-name="P4"><text:span text:style-name="T5">bagOfApples.remove( 'Rome' )</text:span></text:p>
            <text:list text:continue-numbering="true" text:style-name="L2">
              <text:list-item>
                <text:list>
                  <text:list-item>
                    <text:p text:style-name="P1"><text:span text:style-name="T1">Check</text:span> if an apple is <text:span text:style-name="T1">in</text:span> the bag:</text:p>
                  </text:list-item>
                </text:list>
              </text:list-item>
            </text:list>
            <text:p text:style-name="P4"><text:span text:style-name="T5">if 'Fuji' in bagofApples:</text:span></text:p>
            <text:list text:continue-numbering="true" text:style-name="L2">
              <text:list-item>
                <text:p text:style-name="P1"><text:span text:style-name="T8">See Python documentation: </text:span><text:span text:style-name="T9"><text:a xlink:href="http://docs.python.org/lib/types-set.html">http://docs.python.org/lib/types-set.html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ython set operators</text:p>
          </draw:text-box>
        </draw:frame>
        <draw:frame presentation:style-name="pr5" draw:text-style-name="P3" draw:layer="layout" svg:width="25.199cm" svg:height="15.471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Operators </text:span>for Python sets:</text:p>
                <text:list>
                  <text:list-item>
                    <text:p text:style-name="P1"><text:span text:style-name="T1">Union</text:span> of two sets: <text:span text:style-name="T6">.union()</text:span> or <text:span text:style-name="T6">|</text:span></text:p>
                  </text:list-item>
                </text:list>
              </text:list-item>
            </text:list>
            <text:p text:style-name="P4"><text:span text:style-name="T5">bagOfApples.union( yourApples )</text:span></text:p>
            <text:p text:style-name="P4"><text:span text:style-name="T5">bagOfApples | yourApples</text:span></text:p>
            <text:list text:continue-numbering="true" text:style-name="L2">
              <text:list-item>
                <text:list>
                  <text:list-item>
                    <text:p text:style-name="P1"><text:span text:style-name="T1">Intersection</text:span> of two sets: <text:span text:style-name="T6">.intersection()</text:span> or <text:span text:style-name="T6">&amp;</text:span></text:p>
                  </text:list-item>
                  <text:list-item>
                    <text:p text:style-name="P1"><text:span text:style-name="T1">Difference</text:span> of two sets: <text:span text:style-name="T6">.difference() </text:span><text:span text:style-name="T7">or</text:span><text:span text:style-name="T6"> –</text:span></text:p>
                  </text:list-item>
                  <text:list-item>
                    <text:p text:style-name="P1"><text:span text:style-name="T1">Symmetric difference</text:span>: <text:span text:style-name="T6">.symmetric_difference() </text:span><text:span text:style-name="T7">or</text:span><text:span text:style-name="T6"> ^</text:span></text:p>
                  </text:list-item>
                  <text:list-item>
                    <text:p text:style-name="P1"><text:span text:style-name="T1">Subset</text:span><text:span text:style-name="T6">: .issubset() </text:span><text:span text:style-name="T7">or</text:span><text:span text:style-name="T6"> &lt;=</text:span></text:p>
                    <text:list>
                      <text:list-item>
                        <text:p text:style-name="P1"><text:span text:style-name="T7">A &lt;= B: everything in A is also in B</text:span></text:p>
                      </text:list-item>
                    </text:list>
                  </text:list-item>
                  <text:list-item>
                    <text:p text:style-name="P1"><text:span text:style-name="T1">Superset</text:span><text:span text:style-name="T6">: .issuperset() </text:span><text:span text:style-name="T7">or</text:span><text:span text:style-name="T6"> &gt;=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itsets</text:p>
          </draw:text-box>
        </draw:frame>
        <draw:frame presentation:style-name="pr5" draw:text-style-name="P5" draw:layer="layout" svg:width="25.199cm" svg:height="14.288cm" svg:x="1.4cm" svg:y="4.507cm" presentation:class="outline" presentation:user-transformed="true">
          <draw:text-box>
            <text:list text:style-name="L2">
              <text:list-item>
                <text:p text:style-name="P1">Another way to use sets in Python is to use the <text:span text:style-name="T1">binary</text:span> form of an integer to represent <text:span text:style-name="T1">flags</text:span>:</text:p>
                <text:list>
                  <text:list-item>
                    <text:p text:style-name="P1">e.g., file permissions</text:p>
                  </text:list-item>
                </text:list>
              </text:list-item>
            </text:list>
            <text:p text:style-name="P4"><text:span text:style-name="T5">readFlag = 1 &lt;&lt; 2</text:span></text:p>
            <text:p text:style-name="P4"><text:span text:style-name="T5">writeFlag = 1 &lt;&lt; 1</text:span></text:p>
            <text:p text:style-name="P4"><text:span text:style-name="T5">execFlag = 1 &lt;&lt; 0</text:span></text:p>
            <text:p text:style-name="P4"><text:span text:style-name="T5">myPerms = readFlag </text:span><text:span text:style-name="T10">|</text:span><text:span text:style-name="T5"> writeFlag</text:span><text:span text:style-name="T5"><text:tab/></text:span><text:span text:style-name="T11"># both read/write</text:span></text:p>
            <text:p text:style-name="P4"><text:span text:style-name="T5"/></text:p>
            <text:p text:style-name="P4"><text:span text:style-name="T5">if myPerms </text:span><text:span text:style-name="T10">&amp;</text:span><text:span text:style-name="T5"> readFlag:</text:span><text:span text:style-name="T12"><text:tab/></text:span><text:span text:style-name="T12"><text:tab/></text:span><text:span text:style-name="T12"><text:tab/></text:span><text:span text:style-name="T11"># have read perm</text:span></text:p>
            <text:list text:continue-numbering="true" text:style-name="L2">
              <text:list-item>
                <text:p text:style-name="P1">myPerms is called a <text:span text:style-name="T1">bitset</text:span>: it is a compact way of representing a <text:span text:style-name="T1">se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cord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Say we want to create a <text:span text:style-name="T1">student info</text:span> database:</text:p>
                <text:list>
                  <text:list-item>
                    <text:p text:style-name="P1"><text:span text:style-name="T13">First name</text:span></text:p>
                  </text:list-item>
                  <text:list-item>
                    <text:p text:style-name="P1"><text:span text:style-name="T13">Last name</text:span></text:p>
                  </text:list-item>
                  <text:list-item>
                    <text:p text:style-name="P1"><text:span text:style-name="T13">Student ID #</text:span></text:p>
                  </text:list-item>
                  <text:list-item>
                    <text:p text:style-name="P1"><text:span text:style-name="T13">Year</text:span></text:p>
                  </text:list-item>
                </text:list>
              </text:list-item>
              <text:list-item>
                <text:p text:style-name="P1">How do we <text:span text:style-name="T1">store</text:span> this?</text:p>
                <text:list>
                  <text:list-item>
                    <text:p text:style-name="P1">Four <text:span text:style-name="T1">separate</text:span> lists:</text:p>
                    <text:list>
                      <text:list-item>
                        <text:p text:style-name="P1"><text:span text:style-name="T6">firstNames = [ 'Tom', 'Alan', 'Yuri', 'Megan', ... ]</text:span></text:p>
                      </text:list-item>
                      <text:list-item>
                        <text:p text:style-name="P1"><text:span text:style-name="T6">studentID = [ 38, 28, 10, 49, ... ]</text:span></text:p>
                      </text:list-item>
                    </text:list>
                  </text:list-item>
                  <text:list-item>
                    <text:p text:style-name="P1">Or <text:span text:style-name="T1">one</text:span> list of student <text:span text:style-name="T1">record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ser-defined typ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A <text:span text:style-name="T1">record</text:span> is a user-defined aggregate type:</text:p>
                <text:list>
                  <text:list-item>
                    <text:p text:style-name="P1">Define a <text:span text:style-name="T6">StudentRecord</text:span> type as:</text:p>
                    <text:list>
                      <text:list-item>
                        <text:p text:style-name="P1"><text:span text:style-name="T14">First name</text:span> (<text:span text:style-name="T6">string</text:span>)</text:p>
                      </text:list-item>
                      <text:list-item>
                        <text:p text:style-name="P1"><text:span text:style-name="T14">Last name</text:span> (<text:span text:style-name="T6">string</text:span>)</text:p>
                      </text:list-item>
                      <text:list-item>
                        <text:p text:style-name="P1"><text:span text:style-name="T14">Student ID</text:span> (<text:span text:style-name="T6">integer</text:span>)</text:p>
                      </text:list-item>
                      <text:list-item>
                        <text:p text:style-name="P1"><text:span text:style-name="T14">Year</text:span> (<text:span text:style-name="T6">integer between 1 and 4</text:span>)</text:p>
                      </text:list-item>
                    </text:list>
                  </text:list-item>
                </text:list>
              </text:list-item>
              <text:list-item>
                <text:p text:style-name="P1">Then we can store the whole database in <text:span text:style-name="T1">one</text:span> list, where each entry of the list has <text:span text:style-name="T1">type</text:span> <text:span text:style-name="T6">StudentRecord</text:span>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cords in M2</text:p>
          </draw:text-box>
        </draw:frame>
        <draw:frame presentation:style-name="pr5" draw:text-style-name="P3" draw:layer="layout" svg:width="25.199cm" svg:height="14.293cm" svg:x="1.4cm" svg:y="4.507cm" presentation:class="outline" presentation:user-transformed="true">
          <draw:text-box>
            <text:list text:style-name="L2">
              <text:list-item>
                <text:p text:style-name="P1">We define a <text:span text:style-name="T1">record</text:span> type in M2 like this:</text:p>
              </text:list-item>
            </text:list>
            <text:p text:style-name="P4"><text:span text:style-name="T15">TYPE</text:span></text:p>
            <text:p text:style-name="P7"><text:span text:style-name="T16">StudentRecord</text:span><text:span text:style-name="T17"> = </text:span></text:p>
            <text:p text:style-name="P8"><text:span text:style-name="T18">RECORD</text:span></text:p>
            <text:p text:style-name="P9"><text:span text:style-name="T16">firstname</text:span><text:span text:style-name="T17"> : </text:span><text:span text:style-name="T19">ARRAY</text:span><text:span text:style-name="T17"> [0 .. 255] </text:span><text:span text:style-name="T19">OF CHAR</text:span><text:span text:style-name="T17">;</text:span></text:p>
            <text:p text:style-name="P9"><text:span text:style-name="T16">lastname</text:span><text:span text:style-name="T17"> : </text:span><text:span text:style-name="T19">ARRAY</text:span><text:span text:style-name="T17"> [0 .. 255] </text:span><text:span text:style-name="T19">OF CHAR</text:span><text:span text:style-name="T17">;</text:span></text:p>
            <text:p text:style-name="P9"><text:span text:style-name="T16">ID</text:span><text:span text:style-name="T17"> : </text:span><text:span text:style-name="T19">CARDINAL</text:span><text:span text:style-name="T17">;</text:span></text:p>
            <text:p text:style-name="P9"><text:span text:style-name="T16">year</text:span><text:span text:style-name="T17"> : </text:span><text:span text:style-name="T19">CARDINAL</text:span><text:span text:style-name="T17">;</text:span></text:p>
            <text:p text:style-name="P8"><text:span text:style-name="T19">END</text:span><text:span text:style-name="T17">;</text:span></text:p>
            <text:list text:continue-numbering="true" text:style-name="L2">
              <text:list-item>
                <text:p text:style-name="P1"><text:span text:style-name="T1">Declare</text:span> and <text:span text:style-name="T1">initialize</text:span> a new student:</text:p>
              </text:list-item>
            </text:list>
            <text:p text:style-name="P4"><text:span text:style-name="T15">VAR</text:span></text:p>
            <text:p text:style-name="P7"><text:span text:style-name="T17">student1 : </text:span><text:span text:style-name="T16">StudentRecord</text:span><text:span text:style-name="T17">;</text:span></text:p>
            <text:p text:style-name="P4"><text:span text:style-name="T20">student1.</text:span><text:span text:style-name="T21">firstname</text:span><text:span text:style-name="T20"> := “Joe”;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cords in Python: Classes</text:p>
          </draw:text-box>
        </draw:frame>
        <draw:frame presentation:style-name="pr5" draw:text-style-name="P3" draw:layer="layout" svg:width="25.199cm" svg:height="15.253cm" svg:x="1.4cm" svg:y="4.507cm" presentation:class="outline" presentation:user-transformed="true">
          <draw:text-box>
            <text:list text:style-name="L2">
              <text:list-item>
                <text:p text:style-name="P1">In Python, <text:span text:style-name="T1">classes</text:span> are user-defined types:</text:p>
                <text:list>
                  <text:list-item>
                    <text:list>
                      <text:list-item>
                        <text:p text:style-name="P1"><text:span text:style-name="T22">class StudentRecord:</text:span></text:p>
                        <text:list>
                          <text:list-item>
                            <text:p text:style-name="P1"><text:span text:style-name="T22">def __init__(self):</text:span></text:p>
                          </text:list-item>
                        </text:list>
                      </text:list-item>
                      <text:list-item>
                        <text:p><text:span text:style-name="T22">self.firstName = ""</text:span></text:p>
                      </text:list-item>
                      <text:list-item>
                        <text:p><text:span text:style-name="T22">self.lastName = ""</text:span></text:p>
                      </text:list-item>
                      <text:list-item>
                        <text:p><text:span text:style-name="T22">self.ID = 0</text:span></text:p>
                      </text:list-item>
                      <text:list-item>
                        <text:p><text:span text:style-name="T22">self.year = 0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stantiate</text:span> a new object of type <text:span text:style-name="T6">StudentRecord</text:span>:</text:p>
                <text:list>
                  <text:list-item>
                    <text:list>
                      <text:list-item>
                        <text:p text:style-name="P1"><text:span text:style-name="T22">student1 = StudentRecord()</text:span></text:p>
                      </text:list-item>
                      <text:list-item>
                        <text:p text:style-name="P1"><text:span text:style-name="T22">student1.firstName = 'Tom'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3">student1</text:span><text:span text:style-name="T24"> is an </text:span><text:span text:style-name="T25">instance</text:span><text:span text:style-name="T24"> of the </text:span><text:span text:style-name="T25">class</text:span><text:span text:style-name="T24"> </text:span><text:span text:style-name="T23">StudentRecord</text:span></text:p>
                <text:list>
                  <text:list-item>
                    <text:p text:style-name="P1"><text:span text:style-name="T24">“</text:span><text:span text:style-name="T23">x</text:span><text:span text:style-name="T24"> is a </text:span><text:span text:style-name="T25">variable</text:span><text:span text:style-name="T24"> of </text:span><text:span text:style-name="T25">type</text:span><text:span text:style-name="T24"> </text:span><text:span text:style-name="T23">int</text:span><text:span text:style-name="T24">”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bject-oriented programming</text:p>
          </draw:text-box>
        </draw:frame>
        <draw:frame presentation:style-name="pr5" draw:text-style-name="P3" draw:layer="layout" svg:width="25.199cm" svg:height="15.468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Procedural</text:span> paradigm: programs as lists of <text:span text:style-name="T1">actions</text:span></text:p>
                <text:list>
                  <text:list-item>
                    <text:p text:style-name="P1">Focus is on the procedures (<text:span text:style-name="T1">verbs</text:span>)</text:p>
                  </text:list-item>
                  <text:list-item>
                    <text:p text:style-name="P1"><text:span text:style-name="T1">Variables</text:span>, data structures get <text:span text:style-name="T7">passed</text:span> into procedures</text:p>
                    <text:list>
                      <text:list-item>
                        <text:p text:style-name="P1"><text:span text:style-name="T26">e.g.: </text:span><text:span text:style-name="T27">string.upper('hello')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Object-oriented</text:span> paradigm: collections of <text:span text:style-name="T1">objects</text:span></text:p>
                <text:list>
                  <text:list-item>
                    <text:p text:style-name="P1">Focus is on the data (<text:span text:style-name="T1">nouns</text:span>)</text:p>
                  </text:list-item>
                  <text:list-item>
                    <text:p text:style-name="P1"><text:span text:style-name="T1">Messages</text:span> get passed between objects</text:p>
                  </text:list-item>
                  <text:list-item>
                    <text:p text:style-name="P1">Procedures are <text:span text:style-name="T1">methods</text:span> belonging to objects</text:p>
                    <text:list>
                      <text:list-item>
                        <text:p text:style-name="P1"><text:span text:style-name="T26">e.g.: </text:span><text:span text:style-name="T27">'hello'.upper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verything is an object</text:p>
          </draw:text-box>
        </draw:frame>
        <draw:frame presentation:style-name="pr5" draw:text-style-name="P3" draw:layer="layout" svg:width="25.199cm" svg:height="14.604cm" svg:x="1.4cm" svg:y="4.507cm" presentation:class="outline" presentation:user-transformed="true">
          <draw:text-box>
            <text:list text:style-name="L2">
              <text:list-item>
                <text:p text:style-name="P1">In object-oriented programming, all data are <text:span text:style-name="T1">objects</text:span>:</text:p>
                <text:list>
                  <text:list-item>
                    <text:p text:style-name="P1"><text:span text:style-name="T14">Variables, procedures, even libraries</text:span></text:p>
                  </text:list-item>
                </text:list>
              </text:list-item>
              <text:list-item>
                <text:p text:style-name="P1">We make things happen by passing <text:span text:style-name="T1">messages</text:span> between objects</text:p>
                <text:list>
                  <text:list-item>
                    <text:list>
                      <text:list-item>
                        <text:p text:style-name="P1"><text:span text:style-name="T6">myFile</text:span>.<text:span text:style-name="T14">read</text:span>(16)</text:p>
                      </text:list-item>
                      <text:list-item>
                        <text:p text:style-name="P1"><text:span text:style-name="T6">appleName</text:span>.<text:span text:style-name="T14">upper</text:span>()</text:p>
                      </text:list-item>
                    </text:list>
                  </text:list-item>
                </text:list>
              </text:list-item>
              <text:list-item>
                <text:p text:style-name="P1">The object itself defines what messages it accepts: these are called its <text:span text:style-name="T1">methods</text:span></text:p>
                <text:list>
                  <text:list-item>
                    <text:p text:style-name="P1">e.g., <text:span text:style-name="T28">files </text:span>have <text:span text:style-name="T14">read</text:span>(), <text:span text:style-name="T14">write</text:span>(), etc.<text:line-break/><text:span text:style-name="T28">strings</text:span> have <text:span text:style-name="T14">upper</text:span>(), len(), etc.</text:p>
                  </text:list-item>
                </text:list>
              </text:list-item>
            </text:list>
          </draw:text-box>
        </draw:frame>
        <draw:ellipse draw:style-name="gr2" draw:text-style-name="P11" draw:id="id1" draw:layer="layout" svg:width="3.81cm" svg:height="1.905cm" svg:x="14.695cm" svg:y="11.196cm">
          <text:p text:style-name="P10"><text:span text:style-name="T29">main</text:span></text:p>
          <text:p text:style-name="P10"><text:span text:style-name="T29">program</text:span></text:p>
        </draw:ellipse>
        <draw:ellipse draw:style-name="gr2" draw:text-style-name="P12" draw:id="id2" draw:layer="layout" svg:width="4.325cm" svg:height="1.27cm" svg:x="23.245cm" svg:y="9.895cm">
          <text:p text:style-name="P10"><text:span text:style-name="T30">myFile</text:span></text:p>
        </draw:ellipse>
        <draw:connector draw:style-name="gr3" draw:text-style-name="P13" draw:layer="layout" draw:type="line" svg:x1="18.505cm" svg:y1="12.148cm" svg:x2="23.245cm" svg:y2="10.53cm" draw:start-shape="id1" draw:start-glue-point="1" draw:end-shape="id2" draw:end-glue-point="3" svg:d="m18505 12148 4740-1618">
          <text:p/>
        </draw:connector>
        <draw:ellipse draw:style-name="gr2" draw:text-style-name="P12" draw:id="id3" draw:layer="layout" svg:width="4.325cm" svg:height="1.27cm" svg:x="23.346cm" svg:y="13.396cm">
          <text:p text:style-name="P10"><text:span text:style-name="T30">numApples</text:span></text:p>
        </draw:ellipse>
        <draw:connector draw:style-name="gr3" draw:text-style-name="P13" draw:layer="layout" draw:type="line" svg:x1="18.505cm" svg:y1="12.148cm" svg:x2="23.346cm" svg:y2="14.031cm" draw:start-shape="id1" draw:end-shape="id3" draw:end-glue-point="3" svg:d="m18505 12148 4841 1883">
          <text:p/>
        </draw:connector>
        <draw:frame draw:style-name="gr4" draw:text-style-name="P14" draw:layer="layout" svg:width="3.188cm" svg:height="0.986cm" svg:x="21.121cm" svg:y="12.485cm">
          <draw:text-box>
            <text:p text:style-name="P1"><text:span text:style-name="T31">upper()</text:span></text:p>
          </draw:text-box>
        </draw:frame>
        <draw:frame draw:style-name="gr4" draw:text-style-name="P15" draw:layer="layout" svg:width="1.639cm" svg:height="0.986cm" svg:x="24.52cm" svg:y="11.185cm">
          <draw:text-box>
            <text:p text:style-name="P1"><text:span text:style-name="T32">file</text:span></text:p>
          </draw:text-box>
        </draw:frame>
        <draw:frame draw:style-name="gr4" draw:text-style-name="P14" draw:layer="layout" svg:width="2.71cm" svg:height="0.986cm" svg:x="19.021cm" svg:y="10.185cm">
          <draw:text-box>
            <text:p text:style-name="P1"><text:span text:style-name="T31">read()</text:span></text:p>
          </draw:text-box>
        </draw:frame>
        <draw:frame draw:style-name="gr4" draw:text-style-name="P15" draw:layer="layout" svg:width="2.617cm" svg:height="0.986cm" svg:x="24.621cm" svg:y="14.585cm">
          <draw:text-box>
            <text:p text:style-name="P1"><text:span text:style-name="T32">string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Methods and attribut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Everything you can do with an object is encapsulated in its object <text:span text:style-name="T1">definition</text:span></text:p>
                <text:list>
                  <text:list-item>
                    <text:p text:style-name="P1">Methods make up the <text:span text:style-name="T1">interface</text:span> to the object</text:p>
                  </text:list-item>
                </text:list>
              </text:list-item>
              <text:list-item>
                <text:p text:style-name="P1">Objects can also have <text:span text:style-name="T1">attributes</text:span> (variables)</text:p>
              </text:list-item>
              <text:list-item>
                <text:p text:style-name="P1">Our <text:span text:style-name="T14">fractions.py</text:span> ADT example:</text:p>
                <text:list>
                  <text:list-item>
                    <text:p text:style-name="P1"><text:span text:style-name="T1">Methods</text:span>: <text:span text:style-name="T14">get_n(), get_d(), add(), mult(),</text:span> etc.</text:p>
                    <text:list>
                      <text:list-item>
                        <text:p text:style-name="P1">Everything you need to interact with a <text:span text:style-name="T14">Fraction</text:span></text:p>
                      </text:list-item>
                    </text:list>
                  </text:list-item>
                  <text:list-item>
                    <text:p text:style-name="P1"><text:span text:style-name="T1">Attributes</text:span>: tuple (n,d)</text:p>
                    <text:list>
                      <text:list-item>
                        <text:p text:style-name="P1">Could also have two separate attributes:<text:line-break/>num, deno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lasses and instanc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We <text:span text:style-name="T1">define</text:span> (declare) object <text:span text:style-name="T1">classes</text:span> (types)</text:p>
                <text:list>
                  <text:list-item>
                    <text:p text:style-name="P1"><text:span text:style-name="T1">Attributes</text:span></text:p>
                  </text:list-item>
                  <text:list-item>
                    <text:p text:style-name="P1"><text:span text:style-name="T1">Methods</text:span> (interface)</text:p>
                    <text:list>
                      <text:list-item>
                        <text:p text:style-name="P1">Constructor and destructor</text:p>
                      </text:list-item>
                    </text:list>
                  </text:list-item>
                </text:list>
              </text:list-item>
              <text:list-item>
                <text:p text:style-name="P1">Then we <text:span text:style-name="T1">instantiate</text:span> the class (declare variables)</text:p>
              </text:list-item>
              <text:list-item>
                <text:p text:style-name="P1">e.g., <text:span text:style-name="T6">frac1</text:span> is a variable of type <text:span text:style-name="T6">Fraction</text:span></text:p>
                <text:list>
                  <text:list-item>
                    <text:p text:style-name="P1"><text:span text:style-name="T6">frac1</text:span> is the instance,</text:p>
                  </text:list-item>
                  <text:list-item>
                    <text:p text:style-name="P1"><text:span text:style-name="T6">Fraction</text:span> is the clas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More on instantiating classes</text:p>
          </draw:text-box>
        </draw:frame>
        <draw:frame presentation:style-name="pr8" draw:text-style-name="P16" draw:layer="layout" svg:width="25.199cm" svg:height="15.428cm" svg:x="1.4cm" svg:y="4.50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22">class Date:</text:span></text:p>
                        <text:list>
                          <text:list-item>
                            <text:p text:style-name="P1"><text:span text:style-name="T22">def __init__(self):</text:span></text:p>
                          </text:list-item>
                        </text:list>
                      </text:list-item>
                      <text:list-item>
                        <text:p><text:span text:style-name="T22">self.day = 0</text:span></text:p>
                      </text:list-item>
                      <text:list-item>
                        <text:p><text:span text:style-name="T22">self.month = 0</text:span></text:p>
                      </text:list-item>
                      <text:list-item>
                        <text:p><text:span text:style-name="T22">self.year = 0</text:span></text:p>
                      </text:list-item>
                      <text:list-item>
                        <text:p text:style-name="P1"><text:span text:style-name="T22">class StudentRecord:</text:span></text:p>
                        <text:list>
                          <text:list-item>
                            <text:p text:style-name="P1"><text:span text:style-name="T22">def __init__(self):</text:span></text:p>
                          </text:list-item>
                        </text:list>
                      </text:list-item>
                      <text:list-item>
                        <text:p><text:span text:style-name="T22">self.firstName = ""</text:span></text:p>
                      </text:list-item>
                      <text:list-item>
                        <text:p><text:span text:style-name="T22">self.lastName = ""</text:span></text:p>
                      </text:list-item>
                      <text:list-item>
                        <text:p><text:span text:style-name="T22">self.birthdate = Date()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33">Creating a new </text:span><text:span text:style-name="T34">StudentRecord</text:span><text:span text:style-name="T33"> makes a new </text:span><text:span text:style-name="T34">Date</text:span><text:span text:style-name="T33">:</text:span></text:p>
                <text:list>
                  <text:list-item>
                    <text:list>
                      <text:list-item>
                        <text:p text:style-name="P1"><text:span text:style-name="T22">bob = StudentRecord()</text:span></text:p>
                      </text:list-item>
                      <text:list-item>
                        <text:p text:style-name="P1"><text:span text:style-name="T22">bob.birthdate.year = 1986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5" draw:text-style-name="P18" draw:id="id5" draw:layer="layout" svg:width="5.009cm" svg:height="4.269cm" svg:x="17.499cm" svg:y="4.691cm">
          <text:p text:style-name="P17"><text:span text:style-name="T35">first: Bob</text:span></text:p>
          <text:p text:style-name="P17"><text:span text:style-name="T35">last: Smith</text:span></text:p>
          <text:p text:style-name="P17"><text:span text:style-name="T35">ID: 2389</text:span></text:p>
          <text:p text:style-name="P17"><text:span text:style-name="T35">bday:</text:span></text:p>
        </draw:rect>
        <draw:rect draw:style-name="gr5" draw:text-style-name="P18" draw:id="id6" draw:layer="layout" svg:width="4.621cm" svg:height="3.141cm" svg:x="22.155cm" svg:y="9.843cm">
          <text:p text:style-name="P17"><text:span text:style-name="T35">day: 12</text:span></text:p>
          <text:p text:style-name="P17"><text:span text:style-name="T35">month: 5</text:span></text:p>
          <text:p text:style-name="P17"><text:span text:style-name="T35">year: 1986</text:span></text:p>
        </draw:rect>
        <draw:frame draw:style-name="gr6" draw:text-style-name="P19" draw:id="id4" draw:layer="layout" svg:width="2.005cm" svg:height="1.072cm" svg:x="14.817cm" svg:y="4.014cm">
          <draw:text-box>
            <text:p text:style-name="P1"><text:span text:style-name="T35">bob</text:span></text:p>
          </draw:text-box>
        </draw:frame>
        <draw:connector draw:style-name="gr7" draw:text-style-name="P20" draw:layer="layout" draw:type="curve" svg:x1="15.819cm" svg:y1="5.086cm" svg:x2="17.499cm" svg:y2="6.825cm" draw:start-shape="id4" draw:start-glue-point="2" draw:end-shape="id5" draw:end-glue-point="3" svg:d="m15819 5086c0 1160 560 1739 1680 1739">
          <text:p/>
        </draw:connector>
        <draw:connector draw:style-name="gr7" draw:text-style-name="P20" draw:layer="layout" draw:type="curve" svg:x1="20.391cm" svg:y1="8.114cm" svg:x2="22.155cm" svg:y2="11.413cm" draw:end-shape="id6" draw:end-glue-point="3" svg:d="m20391 8114c910 0 29 3299 1764 3299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Copy vs. alias for objects</text:p>
          </draw:text-box>
        </draw:frame>
        <draw:frame presentation:style-name="pr5" draw:text-style-name="P21" draw:layer="layout" svg:width="25.199cm" svg:height="14.357cm" svg:x="1.4cm" svg:y="4.507cm" presentation:class="outline" presentation:user-transformed="true">
          <draw:text-box>
            <text:list text:style-name="L2">
              <text:list-item>
                <text:p text:style-name="P1"><text:span text:style-name="T36">Objects are </text:span><text:span text:style-name="T37">mutable</text:span><text:span text:style-name="T36">:</text:span></text:p>
                <text:list>
                  <text:list-item>
                    <text:list>
                      <text:list-item>
                        <text:p text:style-name="P1"><text:span text:style-name="T35">student1.ID = 25</text:span></text:p>
                      </text:list-item>
                      <text:list-item>
                        <text:p text:style-name="P1"><text:span text:style-name="T35">student1.ID = 38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36">This means assignment is just </text:span><text:span text:style-name="T37">aliasing</text:span><text:span text:style-name="T36">:</text:span></text:p>
                <text:list>
                  <text:list-item>
                    <text:list>
                      <text:list-item>
                        <text:p text:style-name="P1"><text:span text:style-name="T35">student2 = student1</text:span></text:p>
                      </text:list-item>
                      <text:list-item>
                        <text:p text:style-name="P1"><text:span text:style-name="T35">student2.ID = 50</text:span><text:span text:style-name="T35"><text:tab/></text:span><text:span text:style-name="T35"><text:tab/></text:span><text:span text:style-name="T38"># affects student1.ID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36">To make a separate copy, use </text:span><text:span text:style-name="T37">copy.deepcopy()</text:span><text:span text:style-name="T36">:</text:span></text:p>
                <text:list>
                  <text:list-item>
                    <text:list>
                      <text:list-item>
                        <text:p text:style-name="P1"><text:span text:style-name="T35">import copy</text:span></text:p>
                      </text:list-item>
                      <text:list-item>
                        <text:p text:style-name="P1"><text:span text:style-name="T35">student2 = copy.deepcopy(student1)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36">Or create a new </text:span><text:span text:style-name="T37">instance</text:span><text:span text:style-name="T36">, and copy values:</text:span></text:p>
                <text:list>
                  <text:list-item>
                    <text:list>
                      <text:list-item>
                        <text:p text:style-name="P1"><text:span text:style-name="T35">student2 = StudentRecord()</text:span></text:p>
                      </text:list-item>
                      <text:list-item>
                        <text:p text:style-name="P1"><text:span text:style-name="T35">student2.ID = student1.I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9" draw:text-style-name="P1" draw:id="id22" draw:layer="layout" svg:width="15.998cm" svg:height="2.714cm" svg:x="1.4cm" svg:y="4.507cm" presentation:class="outline" presentation:user-transformed="true">
          <draw:text-box>
            <text:list text:style-name="L2">
              <text:list-item>
                <text:p text:style-name="P1"><text:span text:style-name="T39">Assignment</text:span><text:span text:style-name="T40">: </text:span><text:span text:style-name="T34">alias</text:span></text:p>
                <text:list>
                  <text:list-item>
                    <text:list>
                      <text:list-item>
                        <text:p text:style-name="P1"><text:span text:style-name="T22">larry = bob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178cm" svg:x="1cm" svg:y="0.337cm" presentation:class="title">
          <draw:text-box>
            <text:p text:style-name="P1">More on copy vs. alias</text:p>
          </draw:text-box>
        </draw:frame>
        <draw:g draw:id="id23">
          <draw:rect draw:style-name="gr5" draw:text-style-name="P22" draw:id="id8" draw:layer="layout" svg:width="3.491cm" svg:height="3.165cm" svg:x="16.071cm" svg:y="3.225cm">
            <text:p text:style-name="P17"><text:span text:style-name="T41">first: Bob</text:span></text:p>
            <text:p text:style-name="P17"><text:span text:style-name="T41">last: Smith</text:span></text:p>
            <text:p text:style-name="P17"><text:span text:style-name="T41">ID: 2389</text:span></text:p>
            <text:p text:style-name="P17"><text:span text:style-name="T41">bday:</text:span></text:p>
          </draw:rect>
          <draw:rect draw:style-name="gr5" draw:text-style-name="P22" draw:id="id9" draw:layer="layout" svg:width="3.738cm" svg:height="2.176cm" svg:x="20.408cm" svg:y="4.249cm">
            <text:p text:style-name="P17"><text:span text:style-name="T41">day: 12</text:span></text:p>
            <text:p text:style-name="P17"><text:span text:style-name="T41">month: 5</text:span></text:p>
            <text:p text:style-name="P17"><text:span text:style-name="T41">year: 1986</text:span></text:p>
          </draw:rect>
          <draw:frame draw:style-name="gr6" draw:text-style-name="P19" draw:id="id7" draw:layer="layout" svg:width="2.005cm" svg:height="1.072cm" svg:x="12.837cm" svg:y="2.937cm">
            <draw:text-box>
              <text:p text:style-name="P1"><text:span text:style-name="T35">bob</text:span></text:p>
            </draw:text-box>
          </draw:frame>
          <draw:connector draw:style-name="gr7" draw:text-style-name="P20" draw:layer="layout" draw:type="curve" svg:x1="13.839cm" svg:y1="4.009cm" svg:x2="16.071cm" svg:y2="4.807cm" draw:start-shape="id7" draw:start-glue-point="2" draw:end-shape="id8" draw:end-glue-point="3" svg:d="m13839 4009c0 532 744 798 2232 798">
            <text:p/>
          </draw:connector>
          <draw:connector draw:style-name="gr7" draw:text-style-name="P20" draw:layer="layout" draw:type="curve" svg:x1="18.256cm" svg:y1="5.756cm" svg:x2="20.408cm" svg:y2="5.337cm" draw:end-shape="id9" draw:end-glue-point="3" svg:d="m18256 5756c1201 0 126-419 2152-419">
            <text:p/>
          </draw:connector>
          <draw:frame draw:style-name="gr6" draw:text-style-name="P19" draw:id="id10" draw:layer="layout" svg:width="2.377cm" svg:height="1.072cm" svg:x="12.537cm" svg:y="5.348cm">
            <draw:text-box>
              <text:p text:style-name="P1"><text:span text:style-name="T35">larry</text:span></text:p>
            </draw:text-box>
          </draw:frame>
          <draw:connector draw:style-name="gr7" draw:text-style-name="P20" draw:layer="layout" draw:type="curve" svg:x1="13.725cm" svg:y1="5.348cm" svg:x2="16.071cm" svg:y2="4.818cm" draw:start-shape="id10" draw:start-glue-point="0" svg:d="m13725 5348c0-772 2346-508 2346-530">
            <text:p/>
          </draw:connector>
        </draw:g>
        <draw:g draw:id="id25">
          <draw:rect draw:style-name="gr5" draw:text-style-name="P22" draw:id="id12" draw:layer="layout" svg:width="3.491cm" svg:height="3.165cm" svg:x="17.637cm" svg:y="8.546cm">
            <text:p text:style-name="P17"><text:span text:style-name="T41">first: Bob</text:span></text:p>
            <text:p text:style-name="P17"><text:span text:style-name="T41">last: Smith</text:span></text:p>
            <text:p text:style-name="P17"><text:span text:style-name="T41">ID: 2389</text:span></text:p>
            <text:p text:style-name="P17"><text:span text:style-name="T41">bday:</text:span></text:p>
          </draw:rect>
          <draw:rect draw:style-name="gr5" draw:text-style-name="P22" draw:id="id13" draw:layer="layout" svg:width="3.738cm" svg:height="2.176cm" svg:x="20.492cm" svg:y="12.411cm">
            <text:p text:style-name="P17"><text:span text:style-name="T41">day: 12</text:span></text:p>
            <text:p text:style-name="P17"><text:span text:style-name="T41">month: 5</text:span></text:p>
            <text:p text:style-name="P17"><text:span text:style-name="T41">year: 1986</text:span></text:p>
          </draw:rect>
          <draw:frame draw:style-name="gr6" draw:text-style-name="P19" draw:id="id11" draw:layer="layout" svg:width="2.005cm" svg:height="1.072cm" svg:x="15.22cm" svg:y="7.94cm">
            <draw:text-box>
              <text:p text:style-name="P1"><text:span text:style-name="T35">bob</text:span></text:p>
            </draw:text-box>
          </draw:frame>
          <draw:connector draw:style-name="gr7" draw:text-style-name="P20" draw:layer="layout" draw:type="curve" svg:x1="16.222cm" svg:y1="9.012cm" svg:x2="17.637cm" svg:y2="10.128cm" draw:start-shape="id11" draw:start-glue-point="2" draw:end-shape="id12" draw:end-glue-point="3" svg:d="m16222 9012c0 744 471 1116 1415 1116">
            <text:p/>
          </draw:connector>
          <draw:connector draw:style-name="gr7" draw:text-style-name="P20" draw:layer="layout" draw:type="curve" svg:x1="19.539cm" svg:y1="11.059cm" svg:x2="20.492cm" svg:y2="13.499cm" draw:end-shape="id13" draw:end-glue-point="3" svg:d="m19539 11059c301 0-175 2440 953 2440">
            <text:p/>
          </draw:connector>
          <draw:connector draw:style-name="gr7" draw:text-style-name="P20" draw:layer="layout" draw:type="curve" svg:x1="22.926cm" svg:y1="8.983cm" svg:x2="24.109cm" svg:y2="10.056cm" draw:start-shape="id14" draw:start-glue-point="2" draw:end-shape="id15" draw:end-glue-point="3" svg:d="m22926 8983c0 716 394 1073 1183 1073">
            <text:p/>
          </draw:connector>
          <draw:rect draw:style-name="gr5" draw:text-style-name="P22" draw:id="id15" draw:layer="layout" svg:width="3.491cm" svg:height="3.165cm" svg:x="24.109cm" svg:y="8.474cm">
            <text:p text:style-name="P17"><text:span text:style-name="T41">first: Bob</text:span></text:p>
            <text:p text:style-name="P17"><text:span text:style-name="T41">last: Smith</text:span></text:p>
            <text:p text:style-name="P17"><text:span text:style-name="T41">ID: 2389</text:span></text:p>
            <text:p text:style-name="P17"><text:span text:style-name="T41">bday:</text:span></text:p>
          </draw:rect>
          <draw:frame draw:style-name="gr6" draw:text-style-name="P19" draw:id="id14" draw:layer="layout" svg:width="2.377cm" svg:height="1.072cm" svg:x="21.738cm" svg:y="7.911cm">
            <draw:text-box>
              <text:p text:style-name="P1"><text:span text:style-name="T35">larry</text:span></text:p>
            </draw:text-box>
          </draw:frame>
          <draw:connector draw:style-name="gr7" draw:text-style-name="P20" draw:layer="layout" draw:type="curve" draw:line-skew="1.092cm" svg:x1="26.737cm" svg:y1="10.988cm" svg:x2="24.23cm" svg:y2="13.499cm" draw:end-shape="id13" draw:end-glue-point="1" svg:d="m26737 10988c171 0 1424 2511-2507 2511">
            <text:p/>
          </draw:connector>
        </draw:g>
        <draw:g draw:id="id27">
          <draw:rect draw:style-name="gr5" draw:text-style-name="P22" draw:id="id17" draw:layer="layout" svg:width="3.491cm" svg:height="3.165cm" svg:x="6.241cm" svg:y="15.635cm">
            <text:p text:style-name="P17"><text:span text:style-name="T41">first: Bob</text:span></text:p>
            <text:p text:style-name="P17"><text:span text:style-name="T41">last: Smith</text:span></text:p>
            <text:p text:style-name="P17"><text:span text:style-name="T41">ID: 2389</text:span></text:p>
            <text:p text:style-name="P17"><text:span text:style-name="T41">bday:</text:span></text:p>
          </draw:rect>
          <draw:rect draw:style-name="gr5" draw:text-style-name="P22" draw:id="id18" draw:layer="layout" svg:width="3.738cm" svg:height="2.176cm" svg:x="10.402cm" svg:y="17.083cm">
            <text:p text:style-name="P17"><text:span text:style-name="T41">day: 12</text:span></text:p>
            <text:p text:style-name="P17"><text:span text:style-name="T41">month: 5</text:span></text:p>
            <text:p text:style-name="P17"><text:span text:style-name="T41">year: 1986</text:span></text:p>
          </draw:rect>
          <draw:frame draw:style-name="gr6" draw:text-style-name="P19" draw:id="id16" draw:layer="layout" svg:width="2.005cm" svg:height="1.072cm" svg:x="4.107cm" svg:y="15.347cm">
            <draw:text-box>
              <text:p text:style-name="P1"><text:span text:style-name="T35">bob</text:span></text:p>
            </draw:text-box>
          </draw:frame>
          <draw:connector draw:style-name="gr7" draw:text-style-name="P20" draw:layer="layout" draw:type="curve" svg:x1="5.109cm" svg:y1="16.419cm" svg:x2="6.241cm" svg:y2="17.217cm" draw:start-shape="id16" draw:start-glue-point="2" draw:end-shape="id17" draw:end-glue-point="3" svg:d="m5109 16419c0 532 377 798 1132 798">
            <text:p/>
          </draw:connector>
          <draw:connector draw:style-name="gr7" draw:text-style-name="P20" draw:layer="layout" draw:type="curve" svg:x1="8.426cm" svg:y1="18.166cm" svg:x2="10.402cm" svg:y2="18.171cm" draw:end-shape="id18" draw:end-glue-point="3" svg:d="m8426 18166c1069 0 82 5 1976 5">
            <text:p/>
          </draw:connector>
        </draw:g>
        <draw:g draw:id="id28">
          <draw:frame draw:style-name="gr8" draw:text-style-name="P19" draw:id="id19" draw:layer="layout" svg:width="2.535cm" svg:height="1.072cm" svg:x="15.113cm" svg:y="15.268cm">
            <draw:text-box>
              <text:p text:style-name="P1"><text:span text:style-name="T35">larry</text:span></text:p>
            </draw:text-box>
          </draw:frame>
          <draw:connector draw:style-name="gr7" draw:text-style-name="P20" draw:layer="layout" draw:type="curve" svg:x1="16.38cm" svg:y1="16.34cm" svg:x2="18.118cm" svg:y2="17.229cm" draw:start-shape="id19" draw:start-glue-point="2" draw:end-shape="id20" draw:end-glue-point="3" svg:d="m16380 16340c0 593 579 889 1738 889">
            <text:p/>
          </draw:connector>
          <draw:rect draw:style-name="gr5" draw:text-style-name="P22" draw:id="id20" draw:layer="layout" svg:width="3.491cm" svg:height="3.165cm" svg:x="18.118cm" svg:y="15.647cm">
            <text:p text:style-name="P17"><text:span text:style-name="T41">first: Bob</text:span></text:p>
            <text:p text:style-name="P17"><text:span text:style-name="T41">last: Smith</text:span></text:p>
            <text:p text:style-name="P17"><text:span text:style-name="T41">ID: 2389</text:span></text:p>
            <text:p text:style-name="P17"><text:span text:style-name="T41">bday:</text:span></text:p>
          </draw:rect>
          <draw:rect draw:style-name="gr5" draw:text-style-name="P22" draw:id="id21" draw:layer="layout" svg:width="3.738cm" svg:height="2.176cm" svg:x="22.208cm" svg:y="17.095cm">
            <text:p text:style-name="P17"><text:span text:style-name="T41">day: 12</text:span></text:p>
            <text:p text:style-name="P17"><text:span text:style-name="T41">month: 5</text:span></text:p>
            <text:p text:style-name="P17"><text:span text:style-name="T41">year: 1986</text:span></text:p>
          </draw:rect>
          <draw:connector draw:style-name="gr7" draw:text-style-name="P20" draw:layer="layout" draw:type="curve" svg:x1="20.303cm" svg:y1="18.178cm" svg:x2="22.208cm" svg:y2="18.183cm" draw:end-shape="id21" draw:end-glue-point="3" svg:d="m20303 18178c1015 0 63 5 1905 5">
            <text:p/>
          </draw:connector>
        </draw:g>
        <draw:frame presentation:style-name="pr10" draw:text-style-name="P1" draw:id="id24" draw:layer="layout" svg:width="15.998cm" svg:height="2.878cm" svg:x="1.4cm" svg:y="8.532cm" presentation:class="outline" presentation:user-transformed="true">
          <draw:text-box>
            <text:list text:style-name="L2">
              <text:list-item>
                <text:p text:style-name="P1"><text:span text:style-name="T39">copy.copy()</text:span><text:span text:style-name="T40">: </text:span><text:span text:style-name="T34">shallow</text:span><text:span text:style-name="T40"> copy</text:span></text:p>
                <text:list>
                  <text:list-item>
                    <text:list>
                      <text:list-item>
                        <text:p text:style-name="P1"><text:span text:style-name="T22">larry = copy.copy(bob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" draw:id="id26" draw:layer="layout" svg:width="15.998cm" svg:height="3.099cm" svg:x="1.4cm" svg:y="12.391cm" presentation:class="outline" presentation:user-transformed="true">
          <draw:text-box>
            <text:list text:style-name="L2">
              <text:list-item>
                <text:p text:style-name="P1"><text:span text:style-name="T39">copy.deepcopy()</text:span><text:span text:style-name="T40">: </text:span><text:span text:style-name="T34">deep</text:span><text:span text:style-name="T40"> copy</text:span></text:p>
                <text:list>
                  <text:list-item>
                    <text:list>
                      <text:list-item>
                        <text:p text:style-name="P1"><text:span text:style-name="T22">larry = copy.deepcopy(bob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2" smil:attributeName="visibility" smil:to="visible"/>
                  <anim:transitionFilter smil:dur="0.5s" smil:targetElement="id22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3" smil:attributeName="visibility" smil:to="visible"/>
                  <anim:transitionFilter smil:dur="0.5s" smil:targetElement="id23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4" smil:attributeName="visibility" smil:to="visible"/>
                  <anim:transitionFilter smil:dur="0.5s" smil:targetElement="id24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5" smil:attributeName="visibility" smil:to="visible"/>
                  <anim:transitionFilter smil:dur="0.5s" smil:targetElement="id25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6" smil:attributeName="visibility" smil:to="visible"/>
                  <anim:transitionFilter smil:dur="0.5s" smil:targetElement="id26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7" smil:attributeName="visibility" smil:to="visible"/>
                  <anim:transitionFilter smil:dur="0.5s" smil:targetElement="id27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8" smil:attributeName="visibility" smil:to="visible"/>
                  <anim:transitionFilter smil:dur="0.5s" smil:targetElement="id28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sing 'id' to look at alias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We can check whether two names are <text:span text:style-name="T1">aliases</text:span> or separate <text:span text:style-name="T1">copies</text:span> by using the Python built-in '<text:span text:style-name="T1">id</text:span>':</text:p>
                <text:list>
                  <text:list-item>
                    <text:list>
                      <text:list-item>
                        <text:p text:style-name="P1"><text:span text:style-name="T35">id(student1)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8"># 11563216</text:span></text:p>
                      </text:list-item>
                      <text:list-item>
                        <text:p text:style-name="P1"><text:span text:style-name="T35">student2 = student1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8"># alias</text:span></text:p>
                      </text:list-item>
                      <text:list-item>
                        <text:p text:style-name="P1"><text:span text:style-name="T35">id(student2)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8"># 11563216</text:span></text:p>
                      </text:list-item>
                      <text:list-item>
                        <text:p text:style-name="P1"><text:span text:style-name="T35">student2 = copy.deepcopy(student1)</text:span><text:span text:style-name="T35"><text:tab/></text:span><text:span text:style-name="T38"># copy</text:span></text:p>
                      </text:list-item>
                      <text:list-item>
                        <text:p text:style-name="P1"><text:span text:style-name="T35">id(student2)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8"># 18493888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reating a list of object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Our student db is a list of StudentRecords</text:p>
              </text:list-item>
              <text:list-item>
                <text:p text:style-name="P1">Because of aliasing, we can't use this shortcut:</text:p>
                <text:list>
                  <text:list-item>
                    <text:list>
                      <text:list-item>
                        <text:p text:style-name="P1"><text:span text:style-name="T6">student = StudentRecord()</text:span></text:p>
                      </text:list-item>
                      <text:list-item>
                        <text:p text:style-name="P1"><text:span text:style-name="T6">studentDB = [student] * 35</text:span></text:p>
                      </text:list-item>
                    </text:list>
                  </text:list-item>
                  <text:list-item>
                    <text:p text:style-name="P1">A list of 35 aliases to the same object!</text:p>
                  </text:list-item>
                </text:list>
              </text:list-item>
              <text:list-item>
                <text:p text:style-name="P1">Use a for loop to create separate objects:</text:p>
                <text:list>
                  <text:list-item>
                    <text:list>
                      <text:list-item>
                        <text:p text:style-name="P1"><text:span text:style-name="T42">studentDB = [0] * 35</text:span></text:p>
                      </text:list-item>
                      <text:list-item>
                        <text:p text:style-name="P1"><text:span text:style-name="T42">for idx in range(len(studentDB)):</text:span></text:p>
                        <text:list>
                          <text:list-item>
                            <text:p text:style-name="P1"><text:span text:style-name="T42">studentDB[idx] = StudentRecord(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9$Build-9358</meta:generator>
    <meta:initial-creator>Sean Ho</meta:initial-creator>
    <meta:creation-date>2006-10-20T13:21:37</meta:creation-date>
    <dc:date>2008-11-12T18:06:39</dc:date>
    <meta:editing-cycles>15</meta:editing-cycles>
    <meta:editing-duration>PT06H42M53S</meta:editing-duration>
    <meta:document-statistic meta:object-count="275"/>
    <meta:user-defined meta:name="Info 1"/>
    <meta:user-defined meta:name="Info 2"/>
    <meta:user-defined meta:name="Info 3"/>
    <meta:user-defined meta:name="Info 4"/>
    <meta:template xlink:type="simple" xlink:actuate="onRequest" xlink:title="Sample Lecture" xlink:href="../../../../../../Application%20Data/OpenOffice.org2/user/template/Sample%20Lecture.otp" meta:date="2006-10-20T13:21:37"/>
  </office:meta>
</office:document-meta>
</file>